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12.47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2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4" style:family="table-cell" style:parent-style-name="Default">
      <style:table-cell-properties fo:background-color="transparent"/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erySerieC</text:p>
          </table:table-cell>
          <table:table-cell office:value-type="float" office:value="1" calcext:value-type="float">
            <text:p>1</text:p>
          </table:table-cell>
          <table:table-cell table:formula="of:=CONCATENATE([.A1];[.B1])" office:value-type="string" office:string-value="VerySerieC1" calcext:value-type="string">
            <text:p>VerySerieC1</text:p>
          </table:table-cell>
          <table:table-cell office:value-type="float" office:value="3298954779" calcext:value-type="float">
            <text:p>329895477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]+1" office:value-type="float" office:value="2" calcext:value-type="float">
            <text:p>2</text:p>
          </table:table-cell>
          <table:table-cell table:formula="of:=CONCATENATE([.A2];[.B2])" office:value-type="string" office:string-value="VerySerieC2" calcext:value-type="string">
            <text:p>VerySerieC2</text:p>
          </table:table-cell>
          <table:table-cell office:value-type="float" office:value="3292180433" calcext:value-type="float">
            <text:p>329218043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]+1" office:value-type="float" office:value="3" calcext:value-type="float">
            <text:p>3</text:p>
          </table:table-cell>
          <table:table-cell table:formula="of:=CONCATENATE([.A3];[.B3])" office:value-type="string" office:string-value="VerySerieC3" calcext:value-type="string">
            <text:p>VerySerieC3</text:p>
          </table:table-cell>
          <table:table-cell office:value-type="float" office:value="3297732512" calcext:value-type="float">
            <text:p>329773251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3]+1" office:value-type="float" office:value="4" calcext:value-type="float">
            <text:p>4</text:p>
          </table:table-cell>
          <table:table-cell table:formula="of:=CONCATENATE([.A4];[.B4])" office:value-type="string" office:string-value="VerySerieC4" calcext:value-type="string">
            <text:p>VerySerieC4</text:p>
          </table:table-cell>
          <table:table-cell office:value-type="float" office:value="3292233272" calcext:value-type="float">
            <text:p>329223327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4]+1" office:value-type="float" office:value="5" calcext:value-type="float">
            <text:p>5</text:p>
          </table:table-cell>
          <table:table-cell table:formula="of:=CONCATENATE([.A5];[.B5])" office:value-type="string" office:string-value="VerySerieC5" calcext:value-type="string">
            <text:p>VerySerieC5</text:p>
          </table:table-cell>
          <table:table-cell office:value-type="float" office:value="3292248758" calcext:value-type="float">
            <text:p>329224875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5]+1" office:value-type="float" office:value="6" calcext:value-type="float">
            <text:p>6</text:p>
          </table:table-cell>
          <table:table-cell table:formula="of:=CONCATENATE([.A6];[.B6])" office:value-type="string" office:string-value="VerySerieC6" calcext:value-type="string">
            <text:p>VerySerieC6</text:p>
          </table:table-cell>
          <table:table-cell office:value-type="float" office:value="3297826977" calcext:value-type="float">
            <text:p>32978269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6]+1" office:value-type="float" office:value="7" calcext:value-type="float">
            <text:p>7</text:p>
          </table:table-cell>
          <table:table-cell table:formula="of:=CONCATENATE([.A7];[.B7])" office:value-type="string" office:string-value="VerySerieC7" calcext:value-type="string">
            <text:p>VerySerieC7</text:p>
          </table:table-cell>
          <table:table-cell office:value-type="float" office:value="3299117529" calcext:value-type="float">
            <text:p>329911752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7]+1" office:value-type="float" office:value="8" calcext:value-type="float">
            <text:p>8</text:p>
          </table:table-cell>
          <table:table-cell table:formula="of:=CONCATENATE([.A8];[.B8])" office:value-type="string" office:string-value="VerySerieC8" calcext:value-type="string">
            <text:p>VerySerieC8</text:p>
          </table:table-cell>
          <table:table-cell office:value-type="float" office:value="3297730882" calcext:value-type="float">
            <text:p>329773088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8]+1" office:value-type="float" office:value="9" calcext:value-type="float">
            <text:p>9</text:p>
          </table:table-cell>
          <table:table-cell table:formula="of:=CONCATENATE([.A9];[.B9])" office:value-type="string" office:string-value="VerySerieC9" calcext:value-type="string">
            <text:p>VerySerieC9</text:p>
          </table:table-cell>
          <table:table-cell office:value-type="float" office:value="3297489038" calcext:value-type="float">
            <text:p>329748903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9]+1" office:value-type="float" office:value="10" calcext:value-type="float">
            <text:p>10</text:p>
          </table:table-cell>
          <table:table-cell table:formula="of:=CONCATENATE([.A10];[.B10])" office:value-type="string" office:string-value="VerySerieC10" calcext:value-type="string">
            <text:p>VerySerieC10</text:p>
          </table:table-cell>
          <table:table-cell office:value-type="float" office:value="3297717868" calcext:value-type="float">
            <text:p>329771786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0]+1" office:value-type="float" office:value="11" calcext:value-type="float">
            <text:p>11</text:p>
          </table:table-cell>
          <table:table-cell table:formula="of:=CONCATENATE([.A11];[.B11])" office:value-type="string" office:string-value="VerySerieC11" calcext:value-type="string">
            <text:p>VerySerieC11</text:p>
          </table:table-cell>
          <table:table-cell office:value-type="float" office:value="3280563677" calcext:value-type="float">
            <text:p>328056367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1]+1" office:value-type="float" office:value="12" calcext:value-type="float">
            <text:p>12</text:p>
          </table:table-cell>
          <table:table-cell table:formula="of:=CONCATENATE([.A12];[.B12])" office:value-type="string" office:string-value="VerySerieC12" calcext:value-type="string">
            <text:p>VerySerieC12</text:p>
          </table:table-cell>
          <table:table-cell office:value-type="float" office:value="3290520293" calcext:value-type="float">
            <text:p>3290520293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2]+1" office:value-type="float" office:value="13" calcext:value-type="float">
            <text:p>13</text:p>
          </table:table-cell>
          <table:table-cell table:formula="of:=CONCATENATE([.A13];[.B13])" office:value-type="string" office:string-value="VerySerieC13" calcext:value-type="string">
            <text:p>VerySerieC13</text:p>
          </table:table-cell>
          <table:table-cell office:value-type="float" office:value="3201904295" calcext:value-type="float">
            <text:p>320190429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3]+1" office:value-type="float" office:value="14" calcext:value-type="float">
            <text:p>14</text:p>
          </table:table-cell>
          <table:table-cell table:formula="of:=CONCATENATE([.A14];[.B14])" office:value-type="string" office:string-value="VerySerieC14" calcext:value-type="string">
            <text:p>VerySerieC14</text:p>
          </table:table-cell>
          <table:table-cell office:value-type="float" office:value="3273995947" calcext:value-type="float">
            <text:p>327399594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4]+1" office:value-type="float" office:value="15" calcext:value-type="float">
            <text:p>15</text:p>
          </table:table-cell>
          <table:table-cell table:formula="of:=CONCATENATE([.A15];[.B15])" office:value-type="string" office:string-value="VerySerieC15" calcext:value-type="string">
            <text:p>VerySerieC15</text:p>
          </table:table-cell>
          <table:table-cell office:value-type="float" office:value="3292150727" calcext:value-type="float">
            <text:p>3292150727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5]+1" office:value-type="float" office:value="16" calcext:value-type="float">
            <text:p>16</text:p>
          </table:table-cell>
          <table:table-cell table:formula="of:=CONCATENATE([.A16];[.B16])" office:value-type="string" office:string-value="VerySerieC16" calcext:value-type="string">
            <text:p>VerySerieC16</text:p>
          </table:table-cell>
          <table:table-cell office:value-type="float" office:value="3292126665" calcext:value-type="float">
            <text:p>329212666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6]+1" office:value-type="float" office:value="17" calcext:value-type="float">
            <text:p>17</text:p>
          </table:table-cell>
          <table:table-cell table:formula="of:=CONCATENATE([.A17];[.B17])" office:value-type="string" office:string-value="VerySerieC17" calcext:value-type="string">
            <text:p>VerySerieC17</text:p>
          </table:table-cell>
          <table:table-cell office:value-type="float" office:value="3294434494" calcext:value-type="float">
            <text:p>3294434494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7]+1" office:value-type="float" office:value="18" calcext:value-type="float">
            <text:p>18</text:p>
          </table:table-cell>
          <table:table-cell table:formula="of:=CONCATENATE([.A18];[.B18])" office:value-type="string" office:string-value="VerySerieC18" calcext:value-type="string">
            <text:p>VerySerieC18</text:p>
          </table:table-cell>
          <table:table-cell office:value-type="float" office:value="3298959009" calcext:value-type="float">
            <text:p>329895900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8]+1" office:value-type="float" office:value="19" calcext:value-type="float">
            <text:p>19</text:p>
          </table:table-cell>
          <table:table-cell table:formula="of:=CONCATENATE([.A19];[.B19])" office:value-type="string" office:string-value="VerySerieC19" calcext:value-type="string">
            <text:p>VerySerieC19</text:p>
          </table:table-cell>
          <table:table-cell office:value-type="float" office:value="3297870849" calcext:value-type="float">
            <text:p>32978708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19]+1" office:value-type="float" office:value="20" calcext:value-type="float">
            <text:p>20</text:p>
          </table:table-cell>
          <table:table-cell table:formula="of:=CONCATENATE([.A20];[.B20])" office:value-type="string" office:string-value="VerySerieC20" calcext:value-type="string">
            <text:p>VerySerieC20</text:p>
          </table:table-cell>
          <table:table-cell office:value-type="float" office:value="3297870671" calcext:value-type="float">
            <text:p>329787067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0]+1" office:value-type="float" office:value="21" calcext:value-type="float">
            <text:p>21</text:p>
          </table:table-cell>
          <table:table-cell table:formula="of:=CONCATENATE([.A21];[.B21])" office:value-type="string" office:string-value="VerySerieC21" calcext:value-type="string">
            <text:p>VerySerieC21</text:p>
          </table:table-cell>
          <table:table-cell office:value-type="float" office:value="3292119875" calcext:value-type="float">
            <text:p>3292119875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1]+1" office:value-type="float" office:value="22" calcext:value-type="float">
            <text:p>22</text:p>
          </table:table-cell>
          <table:table-cell table:formula="of:=CONCATENATE([.A22];[.B22])" office:value-type="string" office:string-value="VerySerieC22" calcext:value-type="string">
            <text:p>VerySerieC22</text:p>
          </table:table-cell>
          <table:table-cell office:value-type="float" office:value="3297837462" calcext:value-type="float">
            <text:p>329783746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2]+1" office:value-type="float" office:value="23" calcext:value-type="float">
            <text:p>23</text:p>
          </table:table-cell>
          <table:table-cell table:formula="of:=CONCATENATE([.A23];[.B23])" office:value-type="string" office:string-value="VerySerieC23" calcext:value-type="string">
            <text:p>VerySerieC23</text:p>
          </table:table-cell>
          <table:table-cell office:value-type="float" office:value="3297870181" calcext:value-type="float">
            <text:p>329787018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3]+1" office:value-type="float" office:value="24" calcext:value-type="float">
            <text:p>24</text:p>
          </table:table-cell>
          <table:table-cell table:formula="of:=CONCATENATE([.A24];[.B24])" office:value-type="string" office:string-value="VerySerieC24" calcext:value-type="string">
            <text:p>VerySerieC24</text:p>
          </table:table-cell>
          <table:table-cell office:value-type="float" office:value="3297096349" calcext:value-type="float">
            <text:p>3297096349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4]+1" office:value-type="float" office:value="25" calcext:value-type="float">
            <text:p>25</text:p>
          </table:table-cell>
          <table:table-cell table:formula="of:=CONCATENATE([.A25];[.B25])" office:value-type="string" office:string-value="VerySerieC25" calcext:value-type="string">
            <text:p>VerySerieC25</text:p>
          </table:table-cell>
          <table:table-cell office:value-type="float" office:value="3297357052" calcext:value-type="float">
            <text:p>3297357052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5]+1" office:value-type="float" office:value="26" calcext:value-type="float">
            <text:p>26</text:p>
          </table:table-cell>
          <table:table-cell table:formula="of:=CONCATENATE([.A26];[.B26])" office:value-type="string" office:string-value="VerySerieC26" calcext:value-type="string">
            <text:p>VerySerieC26</text:p>
          </table:table-cell>
          <table:table-cell office:value-type="float" office:value="3297435188" calcext:value-type="float">
            <text:p>3297435188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6]+1" office:value-type="float" office:value="27" calcext:value-type="float">
            <text:p>27</text:p>
          </table:table-cell>
          <table:table-cell table:formula="of:=CONCATENATE([.A27];[.B27])" office:value-type="string" office:string-value="VerySerieC27" calcext:value-type="string">
            <text:p>VerySerieC27</text:p>
          </table:table-cell>
          <table:table-cell office:value-type="float" office:value="3297282151" calcext:value-type="float">
            <text:p>3297282151</text:p>
          </table:table-cell>
        </table:table-row>
        <table:table-row table:style-name="ro1">
          <table:table-cell office:value-type="string" calcext:value-type="string">
            <text:p>VerySerieC</text:p>
          </table:table-cell>
          <table:table-cell table:formula="of:=[.B27]+1" office:value-type="float" office:value="28" calcext:value-type="float">
            <text:p>28</text:p>
          </table:table-cell>
          <table:table-cell table:formula="of:=CONCATENATE([.A28];[.B28])" office:value-type="string" office:string-value="VerySerieC28" calcext:value-type="string">
            <text:p>VerySerieC28</text:p>
          </table:table-cell>
          <table:table-cell office:value-type="float" office:value="3297354318" calcext:value-type="float">
            <text:p>32973543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office:value-type="float" office:value="1" calcext:value-type="float">
            <text:p>1</text:p>
          </table:table-cell>
          <table:table-cell table:formula="of:=CONCATENATE([.A29];[.B29])" office:value-type="string" office:string-value="RabonaSerieA1" calcext:value-type="string">
            <text:p>RabonaSerieA1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29]+1" office:value-type="float" office:value="2" calcext:value-type="float">
            <text:p>2</text:p>
          </table:table-cell>
          <table:table-cell table:formula="of:=CONCATENATE([.A30];[.B30])" office:value-type="string" office:string-value="RabonaSerieA2" calcext:value-type="string">
            <text:p>RabonaSerieA2</text:p>
          </table:table-cell>
          <table:table-cell office:value-type="float" office:value="3760668201" calcext:value-type="float">
            <text:p>37606682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0]+1" office:value-type="float" office:value="3" calcext:value-type="float">
            <text:p>3</text:p>
          </table:table-cell>
          <table:table-cell table:formula="of:=CONCATENATE([.A31];[.B31])" office:value-type="string" office:string-value="RabonaSerieA3" calcext:value-type="string">
            <text:p>RabonaSerieA3</text:p>
          </table:table-cell>
          <table:table-cell office:value-type="float" office:value="3760668101" calcext:value-type="float">
            <text:p>376066810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1]+1" office:value-type="float" office:value="4" calcext:value-type="float">
            <text:p>4</text:p>
          </table:table-cell>
          <table:table-cell table:formula="of:=CONCATENATE([.A32];[.B32])" office:value-type="string" office:string-value="RabonaSerieA4" calcext:value-type="string">
            <text:p>RabonaSerieA4</text:p>
          </table:table-cell>
          <table:table-cell office:value-type="float" office:value="3760668215" calcext:value-type="float">
            <text:p>37606682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2]+1" office:value-type="float" office:value="5" calcext:value-type="float">
            <text:p>5</text:p>
          </table:table-cell>
          <table:table-cell table:formula="of:=CONCATENATE([.A33];[.B33])" office:value-type="string" office:string-value="RabonaSerieA5" calcext:value-type="string">
            <text:p>RabonaSerieA5</text:p>
          </table:table-cell>
          <table:table-cell office:value-type="float" office:value="3760668065" calcext:value-type="float">
            <text:p>376066806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3]+1" office:value-type="float" office:value="6" calcext:value-type="float">
            <text:p>6</text:p>
          </table:table-cell>
          <table:table-cell table:formula="of:=CONCATENATE([.A34];[.B34])" office:value-type="string" office:string-value="RabonaSerieA6" calcext:value-type="string">
            <text:p>RabonaSerieA6</text:p>
          </table:table-cell>
          <table:table-cell office:value-type="float" office:value="3760668066" calcext:value-type="float">
            <text:p>376066806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4]+1" office:value-type="float" office:value="7" calcext:value-type="float">
            <text:p>7</text:p>
          </table:table-cell>
          <table:table-cell table:formula="of:=CONCATENATE([.A35];[.B35])" office:value-type="string" office:string-value="RabonaSerieA7" calcext:value-type="string">
            <text:p>RabonaSerieA7</text:p>
          </table:table-cell>
          <table:table-cell office:value-type="float" office:value="3760668067" calcext:value-type="float">
            <text:p>376066806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5]+1" office:value-type="float" office:value="8" calcext:value-type="float">
            <text:p>8</text:p>
          </table:table-cell>
          <table:table-cell table:formula="of:=CONCATENATE([.A36];[.B36])" office:value-type="string" office:string-value="RabonaSerieA8" calcext:value-type="string">
            <text:p>RabonaSerieA8</text:p>
          </table:table-cell>
          <table:table-cell office:value-type="float" office:value="3760668093" calcext:value-type="float">
            <text:p>376066809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6]+1" office:value-type="float" office:value="9" calcext:value-type="float">
            <text:p>9</text:p>
          </table:table-cell>
          <table:table-cell table:formula="of:=CONCATENATE([.A37];[.B37])" office:value-type="string" office:string-value="RabonaSerieA9" calcext:value-type="string">
            <text:p>RabonaSerieA9</text:p>
          </table:table-cell>
          <table:table-cell office:value-type="float" office:value="3760668143" calcext:value-type="float">
            <text:p>376066814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7]+1" office:value-type="float" office:value="10" calcext:value-type="float">
            <text:p>10</text:p>
          </table:table-cell>
          <table:table-cell table:formula="of:=CONCATENATE([.A38];[.B38])" office:value-type="string" office:string-value="RabonaSerieA10" calcext:value-type="string">
            <text:p>RabonaSerieA10</text:p>
          </table:table-cell>
          <table:table-cell office:value-type="float" office:value="3760668068" calcext:value-type="float">
            <text:p>376066806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8]+1" office:value-type="float" office:value="11" calcext:value-type="float">
            <text:p>11</text:p>
          </table:table-cell>
          <table:table-cell table:formula="of:=CONCATENATE([.A39];[.B39])" office:value-type="string" office:string-value="RabonaSerieA11" calcext:value-type="string">
            <text:p>RabonaSerieA11</text:p>
          </table:table-cell>
          <table:table-cell office:value-type="float" office:value="3760668223" calcext:value-type="float">
            <text:p>37606682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39]+1" office:value-type="float" office:value="12" calcext:value-type="float">
            <text:p>12</text:p>
          </table:table-cell>
          <table:table-cell table:formula="of:=CONCATENATE([.A40];[.B40])" office:value-type="string" office:string-value="RabonaSerieA12" calcext:value-type="string">
            <text:p>RabonaSerieA12</text:p>
          </table:table-cell>
          <table:table-cell office:value-type="float" office:value="3760668116" calcext:value-type="float">
            <text:p>37606681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0]+1" office:value-type="float" office:value="13" calcext:value-type="float">
            <text:p>13</text:p>
          </table:table-cell>
          <table:table-cell table:formula="of:=CONCATENATE([.A41];[.B41])" office:value-type="string" office:string-value="RabonaSerieA13" calcext:value-type="string">
            <text:p>RabonaSerieA13</text:p>
          </table:table-cell>
          <table:table-cell office:value-type="float" office:value="3760668117" calcext:value-type="float">
            <text:p>37606681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1]+1" office:value-type="float" office:value="14" calcext:value-type="float">
            <text:p>14</text:p>
          </table:table-cell>
          <table:table-cell table:formula="of:=CONCATENATE([.A42];[.B42])" office:value-type="string" office:string-value="RabonaSerieA14" calcext:value-type="string">
            <text:p>RabonaSerieA14</text:p>
          </table:table-cell>
          <table:table-cell office:value-type="float" office:value="3760668124" calcext:value-type="float">
            <text:p>37606681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2]+1" office:value-type="float" office:value="15" calcext:value-type="float">
            <text:p>15</text:p>
          </table:table-cell>
          <table:table-cell table:formula="of:=CONCATENATE([.A43];[.B43])" office:value-type="string" office:string-value="RabonaSerieA15" calcext:value-type="string">
            <text:p>RabonaSerieA15</text:p>
          </table:table-cell>
          <table:table-cell office:value-type="float" office:value="3760668085" calcext:value-type="float">
            <text:p>376066808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3]+1" office:value-type="float" office:value="16" calcext:value-type="float">
            <text:p>16</text:p>
          </table:table-cell>
          <table:table-cell table:formula="of:=CONCATENATE([.A44];[.B44])" office:value-type="string" office:string-value="RabonaSerieA16" calcext:value-type="string">
            <text:p>RabonaSerieA16</text:p>
          </table:table-cell>
          <table:table-cell office:value-type="float" office:value="3760668114" calcext:value-type="float">
            <text:p>376066811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4]+1" office:value-type="float" office:value="17" calcext:value-type="float">
            <text:p>17</text:p>
          </table:table-cell>
          <table:table-cell table:formula="of:=CONCATENATE([.A45];[.B45])" office:value-type="string" office:string-value="RabonaSerieA17" calcext:value-type="string">
            <text:p>RabonaSerieA17</text:p>
          </table:table-cell>
          <table:table-cell office:value-type="float" office:value="3760668115" calcext:value-type="float">
            <text:p>376066811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5]+1" office:value-type="float" office:value="18" calcext:value-type="float">
            <text:p>18</text:p>
          </table:table-cell>
          <table:table-cell table:formula="of:=CONCATENATE([.A46];[.B46])" office:value-type="string" office:string-value="RabonaSerieA18" calcext:value-type="string">
            <text:p>RabonaSerieA18</text:p>
          </table:table-cell>
          <table:table-cell office:value-type="float" office:value="3760668091" calcext:value-type="float">
            <text:p>376066809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6]+1" office:value-type="float" office:value="19" calcext:value-type="float">
            <text:p>19</text:p>
          </table:table-cell>
          <table:table-cell table:formula="of:=CONCATENATE([.A47];[.B47])" office:value-type="string" office:string-value="RabonaSerieA19" calcext:value-type="string">
            <text:p>RabonaSerieA19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7]+1" office:value-type="float" office:value="20" calcext:value-type="float">
            <text:p>20</text:p>
          </table:table-cell>
          <table:table-cell table:formula="of:=CONCATENATE([.A48];[.B48])" office:value-type="string" office:string-value="RabonaSerieA20" calcext:value-type="string">
            <text:p>RabonaSerieA20</text:p>
          </table:table-cell>
          <table:table-cell office:value-type="float" office:value="3760668216" calcext:value-type="float">
            <text:p>376066821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8]+1" office:value-type="float" office:value="21" calcext:value-type="float">
            <text:p>21</text:p>
          </table:table-cell>
          <table:table-cell table:formula="of:=CONCATENATE([.A49];[.B49])" office:value-type="string" office:string-value="RabonaSerieA21" calcext:value-type="string">
            <text:p>RabonaSerieA21</text:p>
          </table:table-cell>
          <table:table-cell office:value-type="float" office:value="3760668062" calcext:value-type="float">
            <text:p>376066806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49]+1" office:value-type="float" office:value="22" calcext:value-type="float">
            <text:p>22</text:p>
          </table:table-cell>
          <table:table-cell table:formula="of:=CONCATENATE([.A50];[.B50])" office:value-type="string" office:string-value="RabonaSerieA22" calcext:value-type="string">
            <text:p>RabonaSerieA22</text:p>
          </table:table-cell>
          <table:table-cell office:value-type="float" office:value="3760668071" calcext:value-type="float">
            <text:p>376066807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0]+1" office:value-type="float" office:value="23" calcext:value-type="float">
            <text:p>23</text:p>
          </table:table-cell>
          <table:table-cell table:formula="of:=CONCATENATE([.A51];[.B51])" office:value-type="string" office:string-value="RabonaSerieA23" calcext:value-type="string">
            <text:p>RabonaSerieA23</text:p>
          </table:table-cell>
          <table:table-cell office:value-type="float" office:value="3760668076" calcext:value-type="float">
            <text:p>376066807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1]+1" office:value-type="float" office:value="24" calcext:value-type="float">
            <text:p>24</text:p>
          </table:table-cell>
          <table:table-cell table:formula="of:=CONCATENATE([.A52];[.B52])" office:value-type="string" office:string-value="RabonaSerieA24" calcext:value-type="string">
            <text:p>RabonaSerieA24</text:p>
          </table:table-cell>
          <table:table-cell office:value-type="float" office:value="3760668070" calcext:value-type="float">
            <text:p>376066807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2]+1" office:value-type="float" office:value="25" calcext:value-type="float">
            <text:p>25</text:p>
          </table:table-cell>
          <table:table-cell table:formula="of:=CONCATENATE([.A53];[.B53])" office:value-type="string" office:string-value="RabonaSerieA25" calcext:value-type="string">
            <text:p>RabonaSerieA25</text:p>
          </table:table-cell>
          <table:table-cell office:value-type="float" office:value="3760668072" calcext:value-type="float">
            <text:p>37606680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3]+1" office:value-type="float" office:value="26" calcext:value-type="float">
            <text:p>26</text:p>
          </table:table-cell>
          <table:table-cell table:formula="of:=CONCATENATE([.A54];[.B54])" office:value-type="string" office:string-value="RabonaSerieA26" calcext:value-type="string">
            <text:p>RabonaSerieA26</text:p>
          </table:table-cell>
          <table:table-cell office:value-type="float" office:value="3760668121" calcext:value-type="float">
            <text:p>37606681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4]+1" office:value-type="float" office:value="27" calcext:value-type="float">
            <text:p>27</text:p>
          </table:table-cell>
          <table:table-cell table:formula="of:=CONCATENATE([.A55];[.B55])" office:value-type="string" office:string-value="RabonaSerieA27" calcext:value-type="string">
            <text:p>RabonaSerieA27</text:p>
          </table:table-cell>
          <table:table-cell office:value-type="float" office:value="3760668120" calcext:value-type="float">
            <text:p>37606681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5]+1" office:value-type="float" office:value="28" calcext:value-type="float">
            <text:p>28</text:p>
          </table:table-cell>
          <table:table-cell table:formula="of:=CONCATENATE([.A56];[.B56])" office:value-type="string" office:string-value="RabonaSerieA28" calcext:value-type="string">
            <text:p>RabonaSerieA28</text:p>
          </table:table-cell>
          <table:table-cell office:value-type="float" office:value="3760668092" calcext:value-type="float">
            <text:p>376066809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6]+1" office:value-type="float" office:value="29" calcext:value-type="float">
            <text:p>29</text:p>
          </table:table-cell>
          <table:table-cell table:formula="of:=CONCATENATE([.A57];[.B57])" office:value-type="string" office:string-value="RabonaSerieA29" calcext:value-type="string">
            <text:p>RabonaSerieA29</text:p>
          </table:table-cell>
          <table:table-cell office:value-type="float" office:value="3760668146" calcext:value-type="float">
            <text:p>376066814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7]+1" office:value-type="float" office:value="30" calcext:value-type="float">
            <text:p>30</text:p>
          </table:table-cell>
          <table:table-cell table:formula="of:=CONCATENATE([.A58];[.B58])" office:value-type="string" office:string-value="RabonaSerieA30" calcext:value-type="string">
            <text:p>RabonaSerieA30</text:p>
          </table:table-cell>
          <table:table-cell office:value-type="float" office:value="3760668097" calcext:value-type="float">
            <text:p>376066809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8]+1" office:value-type="float" office:value="31" calcext:value-type="float">
            <text:p>31</text:p>
          </table:table-cell>
          <table:table-cell table:formula="of:=CONCATENATE([.A59];[.B59])" office:value-type="string" office:string-value="RabonaSerieA31" calcext:value-type="string">
            <text:p>RabonaSerieA31</text:p>
          </table:table-cell>
          <table:table-cell office:value-type="float" office:value="3760668095" calcext:value-type="float">
            <text:p>376066809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59]+1" office:value-type="float" office:value="32" calcext:value-type="float">
            <text:p>32</text:p>
          </table:table-cell>
          <table:table-cell table:formula="of:=CONCATENATE([.A60];[.B60])" office:value-type="string" office:string-value="RabonaSerieA32" calcext:value-type="string">
            <text:p>RabonaSerieA32</text:p>
          </table:table-cell>
          <table:table-cell office:value-type="float" office:value="3760668098" calcext:value-type="float">
            <text:p>376066809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0]+1" office:value-type="float" office:value="33" calcext:value-type="float">
            <text:p>33</text:p>
          </table:table-cell>
          <table:table-cell table:formula="of:=CONCATENATE([.A61];[.B61])" office:value-type="string" office:string-value="RabonaSerieA33" calcext:value-type="string">
            <text:p>RabonaSerieA33</text:p>
          </table:table-cell>
          <table:table-cell office:value-type="float" office:value="3760668100" calcext:value-type="float">
            <text:p>376066810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1]+1" office:value-type="float" office:value="34" calcext:value-type="float">
            <text:p>34</text:p>
          </table:table-cell>
          <table:table-cell table:formula="of:=CONCATENATE([.A62];[.B62])" office:value-type="string" office:string-value="RabonaSerieA34" calcext:value-type="string">
            <text:p>RabonaSerieA34</text:p>
          </table:table-cell>
          <table:table-cell office:value-type="float" office:value="3760668099" calcext:value-type="float">
            <text:p>376066809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2]+1" office:value-type="float" office:value="35" calcext:value-type="float">
            <text:p>35</text:p>
          </table:table-cell>
          <table:table-cell table:formula="of:=CONCATENATE([.A63];[.B63])" office:value-type="string" office:string-value="RabonaSerieA35" calcext:value-type="string">
            <text:p>RabonaSerieA35</text:p>
          </table:table-cell>
          <table:table-cell office:value-type="float" office:value="3760668222" calcext:value-type="float">
            <text:p>37606682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3]+1" office:value-type="float" office:value="36" calcext:value-type="float">
            <text:p>36</text:p>
          </table:table-cell>
          <table:table-cell table:formula="of:=CONCATENATE([.A64];[.B64])" office:value-type="string" office:string-value="RabonaSerieA36" calcext:value-type="string">
            <text:p>RabonaSerieA36</text:p>
          </table:table-cell>
          <table:table-cell office:value-type="float" office:value="3760668144" calcext:value-type="float">
            <text:p>376066814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4]+1" office:value-type="float" office:value="37" calcext:value-type="float">
            <text:p>37</text:p>
          </table:table-cell>
          <table:table-cell table:formula="of:=CONCATENATE([.A65];[.B65])" office:value-type="string" office:string-value="RabonaSerieA37" calcext:value-type="string">
            <text:p>RabonaSerieA37</text:p>
          </table:table-cell>
          <table:table-cell office:value-type="float" office:value="3760668063" calcext:value-type="float">
            <text:p>376066806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5]+1" office:value-type="float" office:value="38" calcext:value-type="float">
            <text:p>38</text:p>
          </table:table-cell>
          <table:table-cell table:formula="of:=CONCATENATE([.A66];[.B66])" office:value-type="string" office:string-value="RabonaSerieA38" calcext:value-type="string">
            <text:p>RabonaSerieA38</text:p>
          </table:table-cell>
          <table:table-cell office:value-type="float" office:value="3760668064" calcext:value-type="float">
            <text:p>376066806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6]+1" office:value-type="float" office:value="39" calcext:value-type="float">
            <text:p>39</text:p>
          </table:table-cell>
          <table:table-cell table:formula="of:=CONCATENATE([.A67];[.B67])" office:value-type="string" office:string-value="RabonaSerieA39" calcext:value-type="string">
            <text:p>RabonaSerieA39</text:p>
          </table:table-cell>
          <table:table-cell office:value-type="float" office:value="3760668074" calcext:value-type="float">
            <text:p>376066807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7]+1" office:value-type="float" office:value="40" calcext:value-type="float">
            <text:p>40</text:p>
          </table:table-cell>
          <table:table-cell table:formula="of:=CONCATENATE([.A68];[.B68])" office:value-type="string" office:string-value="RabonaSerieA40" calcext:value-type="string">
            <text:p>RabonaSerieA40</text:p>
          </table:table-cell>
          <table:table-cell office:value-type="float" office:value="3760668087" calcext:value-type="float">
            <text:p>376066808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8]+1" office:value-type="float" office:value="41" calcext:value-type="float">
            <text:p>41</text:p>
          </table:table-cell>
          <table:table-cell table:formula="of:=CONCATENATE([.A69];[.B69])" office:value-type="string" office:string-value="RabonaSerieA41" calcext:value-type="string">
            <text:p>RabonaSerieA41</text:p>
          </table:table-cell>
          <table:table-cell office:value-type="float" office:value="3760668096" calcext:value-type="float">
            <text:p>37606680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69]+1" office:value-type="float" office:value="42" calcext:value-type="float">
            <text:p>42</text:p>
          </table:table-cell>
          <table:table-cell table:formula="of:=CONCATENATE([.A70];[.B70])" office:value-type="string" office:string-value="RabonaSerieA42" calcext:value-type="string">
            <text:p>RabonaSerieA42</text:p>
          </table:table-cell>
          <table:table-cell office:value-type="float" office:value="3760668073" calcext:value-type="float">
            <text:p>376066807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0]+1" office:value-type="float" office:value="43" calcext:value-type="float">
            <text:p>43</text:p>
          </table:table-cell>
          <table:table-cell table:formula="of:=CONCATENATE([.A71];[.B71])" office:value-type="string" office:string-value="RabonaSerieA43" calcext:value-type="string">
            <text:p>RabonaSerieA43</text:p>
          </table:table-cell>
          <table:table-cell office:value-type="float" office:value="3760668083" calcext:value-type="float">
            <text:p>376066808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1]+1" office:value-type="float" office:value="44" calcext:value-type="float">
            <text:p>44</text:p>
          </table:table-cell>
          <table:table-cell table:formula="of:=CONCATENATE([.A72];[.B72])" office:value-type="string" office:string-value="RabonaSerieA44" calcext:value-type="string">
            <text:p>RabonaSerieA44</text:p>
          </table:table-cell>
          <table:table-cell office:value-type="float" office:value="3760668089" calcext:value-type="float">
            <text:p>376066808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2]+1" office:value-type="float" office:value="45" calcext:value-type="float">
            <text:p>45</text:p>
          </table:table-cell>
          <table:table-cell table:formula="of:=CONCATENATE([.A73];[.B73])" office:value-type="string" office:string-value="RabonaSerieA45" calcext:value-type="string">
            <text:p>RabonaSerieA45</text:p>
          </table:table-cell>
          <table:table-cell office:value-type="float" office:value="3760668196" calcext:value-type="float">
            <text:p>376066819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3]+1" office:value-type="float" office:value="46" calcext:value-type="float">
            <text:p>46</text:p>
          </table:table-cell>
          <table:table-cell table:formula="of:=CONCATENATE([.A74];[.B74])" office:value-type="string" office:string-value="RabonaSerieA46" calcext:value-type="string">
            <text:p>RabonaSerieA46</text:p>
          </table:table-cell>
          <table:table-cell office:value-type="float" office:value="3760668123" calcext:value-type="float">
            <text:p>376066812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4]+1" office:value-type="float" office:value="47" calcext:value-type="float">
            <text:p>47</text:p>
          </table:table-cell>
          <table:table-cell table:formula="of:=CONCATENATE([.A75];[.B75])" office:value-type="string" office:string-value="RabonaSerieA47" calcext:value-type="string">
            <text:p>RabonaSerieA47</text:p>
          </table:table-cell>
          <table:table-cell office:value-type="float" office:value="3760668122" calcext:value-type="float">
            <text:p>376066812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5]+1" office:value-type="float" office:value="48" calcext:value-type="float">
            <text:p>48</text:p>
          </table:table-cell>
          <table:table-cell table:formula="of:=CONCATENATE([.A76];[.B76])" office:value-type="string" office:string-value="RabonaSerieA48" calcext:value-type="string">
            <text:p>RabonaSerieA48</text:p>
          </table:table-cell>
          <table:table-cell office:value-type="float" office:value="3760668140" calcext:value-type="float">
            <text:p>376066814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6]+1" office:value-type="float" office:value="49" calcext:value-type="float">
            <text:p>49</text:p>
          </table:table-cell>
          <table:table-cell table:formula="of:=CONCATENATE([.A77];[.B77])" office:value-type="string" office:string-value="RabonaSerieA49" calcext:value-type="string">
            <text:p>RabonaSerieA49</text:p>
          </table:table-cell>
          <table:table-cell office:value-type="float" office:value="3760668106" calcext:value-type="float">
            <text:p>376066810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7]+1" office:value-type="float" office:value="50" calcext:value-type="float">
            <text:p>50</text:p>
          </table:table-cell>
          <table:table-cell table:formula="of:=CONCATENATE([.A78];[.B78])" office:value-type="string" office:string-value="RabonaSerieA50" calcext:value-type="string">
            <text:p>RabonaSerieA50</text:p>
          </table:table-cell>
          <table:table-cell office:value-type="float" office:value="3760668133" calcext:value-type="float">
            <text:p>3760668133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8]+1" office:value-type="float" office:value="51" calcext:value-type="float">
            <text:p>51</text:p>
          </table:table-cell>
          <table:table-cell table:formula="of:=CONCATENATE([.A79];[.B79])" office:value-type="string" office:string-value="RabonaSerieA51" calcext:value-type="string">
            <text:p>RabonaSerieA51</text:p>
          </table:table-cell>
          <table:table-cell office:value-type="float" office:value="3760668132" calcext:value-type="float">
            <text:p>376066813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79]+1" office:value-type="float" office:value="52" calcext:value-type="float">
            <text:p>52</text:p>
          </table:table-cell>
          <table:table-cell table:formula="of:=CONCATENATE([.A80];[.B80])" office:value-type="string" office:string-value="RabonaSerieA52" calcext:value-type="string">
            <text:p>RabonaSerieA52</text:p>
          </table:table-cell>
          <table:table-cell office:value-type="float" office:value="3760668138" calcext:value-type="float">
            <text:p>376066813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0]+1" office:value-type="float" office:value="53" calcext:value-type="float">
            <text:p>53</text:p>
          </table:table-cell>
          <table:table-cell table:formula="of:=CONCATENATE([.A81];[.B81])" office:value-type="string" office:string-value="RabonaSerieA53" calcext:value-type="string">
            <text:p>RabonaSerieA53</text:p>
          </table:table-cell>
          <table:table-cell office:value-type="float" office:value="3760668136" calcext:value-type="float">
            <text:p>376066813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1]+1" office:value-type="float" office:value="54" calcext:value-type="float">
            <text:p>54</text:p>
          </table:table-cell>
          <table:table-cell table:formula="of:=CONCATENATE([.A82];[.B82])" office:value-type="string" office:string-value="RabonaSerieA54" calcext:value-type="string">
            <text:p>RabonaSerieA54</text:p>
          </table:table-cell>
          <table:table-cell office:value-type="float" office:value="3760668135" calcext:value-type="float">
            <text:p>376066813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2]+1" office:value-type="float" office:value="55" calcext:value-type="float">
            <text:p>55</text:p>
          </table:table-cell>
          <table:table-cell table:formula="of:=CONCATENATE([.A83];[.B83])" office:value-type="string" office:string-value="RabonaSerieA55" calcext:value-type="string">
            <text:p>RabonaSerieA55</text:p>
          </table:table-cell>
          <table:table-cell office:value-type="float" office:value="3760668086" calcext:value-type="float">
            <text:p>3760668086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3]+1" office:value-type="float" office:value="56" calcext:value-type="float">
            <text:p>56</text:p>
          </table:table-cell>
          <table:table-cell table:formula="of:=CONCATENATE([.A84];[.B84])" office:value-type="string" office:string-value="RabonaSerieA56" calcext:value-type="string">
            <text:p>RabonaSerieA56</text:p>
          </table:table-cell>
          <table:table-cell office:value-type="float" office:value="3760668217" calcext:value-type="float">
            <text:p>376066821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4]+1" office:value-type="float" office:value="57" calcext:value-type="float">
            <text:p>57</text:p>
          </table:table-cell>
          <table:table-cell table:formula="of:=CONCATENATE([.A85];[.B85])" office:value-type="string" office:string-value="RabonaSerieA57" calcext:value-type="string">
            <text:p>RabonaSerieA57</text:p>
          </table:table-cell>
          <table:table-cell office:value-type="float" office:value="3760668141" calcext:value-type="float">
            <text:p>376066814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5]+1" office:value-type="float" office:value="58" calcext:value-type="float">
            <text:p>58</text:p>
          </table:table-cell>
          <table:table-cell table:formula="of:=CONCATENATE([.A86];[.B86])" office:value-type="string" office:string-value="RabonaSerieA58" calcext:value-type="string">
            <text:p>RabonaSerieA58</text:p>
          </table:table-cell>
          <table:table-cell office:value-type="float" office:value="3760668139" calcext:value-type="float">
            <text:p>376066813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6]+1" office:value-type="float" office:value="59" calcext:value-type="float">
            <text:p>59</text:p>
          </table:table-cell>
          <table:table-cell table:formula="of:=CONCATENATE([.A87];[.B87])" office:value-type="string" office:string-value="RabonaSerieA59" calcext:value-type="string">
            <text:p>RabonaSerieA59</text:p>
          </table:table-cell>
          <table:table-cell office:value-type="float" office:value="3760668145" calcext:value-type="float">
            <text:p>376066814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7]+1" office:value-type="float" office:value="60" calcext:value-type="float">
            <text:p>60</text:p>
          </table:table-cell>
          <table:table-cell table:formula="of:=CONCATENATE([.A88];[.B88])" office:value-type="string" office:string-value="RabonaSerieA60" calcext:value-type="string">
            <text:p>RabonaSerieA60</text:p>
          </table:table-cell>
          <table:table-cell office:value-type="float" office:value="3760668218" calcext:value-type="float">
            <text:p>376066821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8]+1" office:value-type="float" office:value="61" calcext:value-type="float">
            <text:p>61</text:p>
          </table:table-cell>
          <table:table-cell table:formula="of:=CONCATENATE([.A89];[.B89])" office:value-type="string" office:string-value="RabonaSerieA61" calcext:value-type="string">
            <text:p>RabonaSerieA61</text:p>
          </table:table-cell>
          <table:table-cell office:value-type="float" office:value="3760668231" calcext:value-type="float">
            <text:p>376066823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89]+1" office:value-type="float" office:value="62" calcext:value-type="float">
            <text:p>62</text:p>
          </table:table-cell>
          <table:table-cell table:formula="of:=CONCATENATE([.A90];[.B90])" office:value-type="string" office:string-value="RabonaSerieA62" calcext:value-type="string">
            <text:p>RabonaSerieA62</text:p>
          </table:table-cell>
          <table:table-cell office:value-type="float" office:value="3760668221" calcext:value-type="float">
            <text:p>376066822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0]+1" office:value-type="float" office:value="63" calcext:value-type="float">
            <text:p>63</text:p>
          </table:table-cell>
          <table:table-cell table:formula="of:=CONCATENATE([.A91];[.B91])" office:value-type="string" office:string-value="RabonaSerieA63" calcext:value-type="string">
            <text:p>RabonaSerieA63</text:p>
          </table:table-cell>
          <table:table-cell office:value-type="float" office:value="3760668220" calcext:value-type="float">
            <text:p>376066822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1]+1" office:value-type="float" office:value="64" calcext:value-type="float">
            <text:p>64</text:p>
          </table:table-cell>
          <table:table-cell table:formula="of:=CONCATENATE([.A92];[.B92])" office:value-type="string" office:string-value="RabonaSerieA64" calcext:value-type="string">
            <text:p>RabonaSerieA64</text:p>
          </table:table-cell>
          <table:table-cell office:value-type="float" office:value="3760665672" calcext:value-type="float">
            <text:p>376066567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2]+1" office:value-type="float" office:value="65" calcext:value-type="float">
            <text:p>65</text:p>
          </table:table-cell>
          <table:table-cell table:formula="of:=CONCATENATE([.A93];[.B93])" office:value-type="string" office:string-value="RabonaSerieA65" calcext:value-type="string">
            <text:p>RabonaSerieA65</text:p>
          </table:table-cell>
          <table:table-cell office:value-type="float" office:value="3760668061" calcext:value-type="float">
            <text:p>376066806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3]+1" office:value-type="float" office:value="66" calcext:value-type="float">
            <text:p>66</text:p>
          </table:table-cell>
          <table:table-cell table:formula="of:=CONCATENATE([.A94];[.B94])" office:value-type="string" office:string-value="RabonaSerieA66" calcext:value-type="string">
            <text:p>RabonaSerieA66</text:p>
          </table:table-cell>
          <table:table-cell office:value-type="float" office:value="3760668224" calcext:value-type="float">
            <text:p>376066822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4]+1" office:value-type="float" office:value="67" calcext:value-type="float">
            <text:p>67</text:p>
          </table:table-cell>
          <table:table-cell table:formula="of:=CONCATENATE([.A95];[.B95])" office:value-type="string" office:string-value="RabonaSerieA67" calcext:value-type="string">
            <text:p>RabonaSerieA67</text:p>
          </table:table-cell>
          <table:table-cell office:value-type="float" office:value="3760668225" calcext:value-type="float">
            <text:p>376066822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5]+1" office:value-type="float" office:value="68" calcext:value-type="float">
            <text:p>68</text:p>
          </table:table-cell>
          <table:table-cell table:formula="of:=CONCATENATE([.A96];[.B96])" office:value-type="string" office:string-value="RabonaSerieA68" calcext:value-type="string">
            <text:p>RabonaSerieA68</text:p>
          </table:table-cell>
          <table:table-cell office:value-type="float" office:value="3760668134" calcext:value-type="float">
            <text:p>376066813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6]+1" office:value-type="float" office:value="69" calcext:value-type="float">
            <text:p>69</text:p>
          </table:table-cell>
          <table:table-cell table:formula="of:=CONCATENATE([.A97];[.B97])" office:value-type="string" office:string-value="RabonaSerieA69" calcext:value-type="string">
            <text:p>RabonaSerieA69</text:p>
          </table:table-cell>
          <table:table-cell office:value-type="float" office:value="3760668105" calcext:value-type="float">
            <text:p>376066810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7]+1" office:value-type="float" office:value="70" calcext:value-type="float">
            <text:p>70</text:p>
          </table:table-cell>
          <table:table-cell table:formula="of:=CONCATENATE([.A98];[.B98])" office:value-type="string" office:string-value="RabonaSerieA70" calcext:value-type="string">
            <text:p>RabonaSerieA70</text:p>
          </table:table-cell>
          <table:table-cell office:value-type="float" office:value="3760668107" calcext:value-type="float">
            <text:p>376066810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8]+1" office:value-type="float" office:value="71" calcext:value-type="float">
            <text:p>71</text:p>
          </table:table-cell>
          <table:table-cell table:formula="of:=CONCATENATE([.A99];[.B99])" office:value-type="string" office:string-value="RabonaSerieA71" calcext:value-type="string">
            <text:p>RabonaSerieA71</text:p>
          </table:table-cell>
          <table:table-cell office:value-type="float" office:value="3760668082" calcext:value-type="float">
            <text:p>376066808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99]+1" office:value-type="float" office:value="72" calcext:value-type="float">
            <text:p>72</text:p>
          </table:table-cell>
          <table:table-cell table:formula="of:=CONCATENATE([.A100];[.B100])" office:value-type="string" office:string-value="RabonaSerieA72" calcext:value-type="string">
            <text:p>RabonaSerieA72</text:p>
          </table:table-cell>
          <table:table-cell office:value-type="float" office:value="3760668104" calcext:value-type="float">
            <text:p>376066810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0]+1" office:value-type="float" office:value="73" calcext:value-type="float">
            <text:p>73</text:p>
          </table:table-cell>
          <table:table-cell table:formula="of:=CONCATENATE([.A101];[.B101])" office:value-type="string" office:string-value="RabonaSerieA73" calcext:value-type="string">
            <text:p>RabonaSerieA73</text:p>
          </table:table-cell>
          <table:table-cell office:value-type="float" office:value="3760668088" calcext:value-type="float">
            <text:p>376066808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1]+1" office:value-type="float" office:value="74" calcext:value-type="float">
            <text:p>74</text:p>
          </table:table-cell>
          <table:table-cell table:formula="of:=CONCATENATE([.A102];[.B102])" office:value-type="string" office:string-value="RabonaSerieA74" calcext:value-type="string">
            <text:p>RabonaSerieA74</text:p>
          </table:table-cell>
          <table:table-cell office:value-type="float" office:value="3760668102" calcext:value-type="float">
            <text:p>376066810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2]+1" office:value-type="float" office:value="75" calcext:value-type="float">
            <text:p>75</text:p>
          </table:table-cell>
          <table:table-cell table:formula="of:=CONCATENATE([.A103];[.B103])" office:value-type="string" office:string-value="RabonaSerieA75" calcext:value-type="string">
            <text:p>RabonaSerieA75</text:p>
          </table:table-cell>
          <table:table-cell office:value-type="float" office:value="3760668075" calcext:value-type="float">
            <text:p>3760668075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3]+1" office:value-type="float" office:value="76" calcext:value-type="float">
            <text:p>76</text:p>
          </table:table-cell>
          <table:table-cell table:formula="of:=CONCATENATE([.A104];[.B104])" office:value-type="string" office:string-value="RabonaSerieA76" calcext:value-type="string">
            <text:p>RabonaSerieA76</text:p>
          </table:table-cell>
          <table:table-cell office:value-type="float" office:value="3760668678" calcext:value-type="float">
            <text:p>3760668678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4]+1" office:value-type="float" office:value="77" calcext:value-type="float">
            <text:p>77</text:p>
          </table:table-cell>
          <table:table-cell table:formula="of:=CONCATENATE([.A105];[.B105])" office:value-type="string" office:string-value="RabonaSerieA77" calcext:value-type="string">
            <text:p>RabonaSerieA77</text:p>
          </table:table-cell>
          <table:table-cell office:value-type="float" office:value="3760669137" calcext:value-type="float">
            <text:p>376066913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5]+1" office:value-type="float" office:value="78" calcext:value-type="float">
            <text:p>78</text:p>
          </table:table-cell>
          <table:table-cell table:formula="of:=CONCATENATE([.A106];[.B106])" office:value-type="string" office:string-value="RabonaSerieA78" calcext:value-type="string">
            <text:p>RabonaSerieA78</text:p>
          </table:table-cell>
          <table:table-cell office:value-type="float" office:value="3760668219" calcext:value-type="float">
            <text:p>376066821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6]+1" office:value-type="float" office:value="79" calcext:value-type="float">
            <text:p>79</text:p>
          </table:table-cell>
          <table:table-cell table:formula="of:=CONCATENATE([.A107];[.B107])" office:value-type="string" office:string-value="RabonaSerieA79" calcext:value-type="string">
            <text:p>RabonaSerieA79</text:p>
          </table:table-cell>
          <table:table-cell office:value-type="float" office:value="3760668094" calcext:value-type="float">
            <text:p>3760668094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7]+1" office:value-type="float" office:value="80" calcext:value-type="float">
            <text:p>80</text:p>
          </table:table-cell>
          <table:table-cell table:formula="of:=CONCATENATE([.A108];[.B108])" office:value-type="string" office:string-value="RabonaSerieA80" calcext:value-type="string">
            <text:p>RabonaSerieA80</text:p>
          </table:table-cell>
          <table:table-cell office:value-type="float" office:value="3760668147" calcext:value-type="float">
            <text:p>3760668147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8]+1" office:value-type="float" office:value="81" calcext:value-type="float">
            <text:p>81</text:p>
          </table:table-cell>
          <table:table-cell table:formula="of:=CONCATENATE([.A109];[.B109])" office:value-type="string" office:string-value="RabonaSerieA81" calcext:value-type="string">
            <text:p>RabonaSerieA81</text:p>
          </table:table-cell>
          <table:table-cell office:value-type="float" office:value="3760668142" calcext:value-type="float">
            <text:p>3760668142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09]+1" office:value-type="float" office:value="82" calcext:value-type="float">
            <text:p>82</text:p>
          </table:table-cell>
          <table:table-cell table:formula="of:=CONCATENATE([.A110];[.B110])" office:value-type="string" office:string-value="RabonaSerieA82" calcext:value-type="string">
            <text:p>RabonaSerieA82</text:p>
          </table:table-cell>
          <table:table-cell office:value-type="float" office:value="3760668081" calcext:value-type="float">
            <text:p>3760668081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0]+1" office:value-type="float" office:value="83" calcext:value-type="float">
            <text:p>83</text:p>
          </table:table-cell>
          <table:table-cell table:formula="of:=CONCATENATE([.A111];[.B111])" office:value-type="string" office:string-value="RabonaSerieA83" calcext:value-type="string">
            <text:p>RabonaSerieA83</text:p>
          </table:table-cell>
          <table:table-cell office:value-type="float" office:value="3760668080" calcext:value-type="float">
            <text:p>3760668080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1]+1" office:value-type="float" office:value="84" calcext:value-type="float">
            <text:p>84</text:p>
          </table:table-cell>
          <table:table-cell table:formula="of:=CONCATENATE([.A112];[.B112])" office:value-type="string" office:string-value="RabonaSerieA84" calcext:value-type="string">
            <text:p>RabonaSerieA84</text:p>
          </table:table-cell>
          <table:table-cell office:value-type="float" office:value="3760668079" calcext:value-type="float">
            <text:p>3760668079</text:p>
          </table:table-cell>
        </table:table-row>
        <table:table-row table:style-name="ro1">
          <table:table-cell office:value-type="string" calcext:value-type="string">
            <text:p>RabonaSerieA</text:p>
          </table:table-cell>
          <table:table-cell table:formula="of:=[.B112]+1" office:value-type="float" office:value="85" calcext:value-type="float">
            <text:p>85</text:p>
          </table:table-cell>
          <table:table-cell table:formula="of:=CONCATENATE([.A113];[.B113])" office:value-type="string" office:string-value="RabonaSerieA85" calcext:value-type="string">
            <text:p>RabonaSerieA85</text:p>
          </table:table-cell>
          <table:table-cell office:value-type="float" office:value="3760668069" calcext:value-type="float">
            <text:p>3760668069</text:p>
          </table:table-cell>
        </table:table-row>
      </table:table>
      <table:table table:name="Foglio2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ccid</text:p>
          </table:table-cell>
          <table:table-cell office:value-type="string" calcext:value-type="string">
            <text:p>ea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ySerieD1</text:p>
          </table:table-cell>
          <table:table-cell office:value-type="float" office:value="3760615706" calcext:value-type="float">
            <text:p>376061570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</text:p>
          </table:table-cell>
          <table:table-cell office:value-type="float" office:value="3760615675" calcext:value-type="float">
            <text:p>376061567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3</text:p>
          </table:table-cell>
          <table:table-cell office:value-type="float" office:value="3297732512" calcext:value-type="float">
            <text:p>329773251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4</text:p>
          </table:table-cell>
          <table:table-cell table:style-name="ce4" office:value-type="float" office:value="3760615669" calcext:value-type="float">
            <text:p>376061566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5</text:p>
          </table:table-cell>
          <table:table-cell office:value-type="float" office:value="3760615708" calcext:value-type="float">
            <text:p>376061570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6</text:p>
          </table:table-cell>
          <table:table-cell office:value-type="float" office:value="3760615813" calcext:value-type="float">
            <text:p>376061581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7</text:p>
          </table:table-cell>
          <table:table-cell office:value-type="float" office:value="3760615814" calcext:value-type="float">
            <text:p>376061581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8</text:p>
          </table:table-cell>
          <table:table-cell office:value-type="float" office:value="3760615809" calcext:value-type="float">
            <text:p>376061580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9</text:p>
          </table:table-cell>
          <table:table-cell office:value-type="float" office:value="3760615816" calcext:value-type="float">
            <text:p>376061581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0</text:p>
          </table:table-cell>
          <table:table-cell office:value-type="float" office:value="3760615374" calcext:value-type="float">
            <text:p>376061537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1</text:p>
          </table:table-cell>
          <table:table-cell office:value-type="float" office:value="3760615868" calcext:value-type="float">
            <text:p>376061586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2</text:p>
          </table:table-cell>
          <table:table-cell office:value-type="float" office:value="3760615859" calcext:value-type="float">
            <text:p>3760615859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3</text:p>
          </table:table-cell>
          <table:table-cell office:value-type="float" office:value="3760615865" calcext:value-type="float">
            <text:p>376061586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4</text:p>
          </table:table-cell>
          <table:table-cell office:value-type="float" office:value="3760615673" calcext:value-type="float">
            <text:p>3760615673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5</text:p>
          </table:table-cell>
          <table:table-cell office:value-type="float" office:value="3760615671" calcext:value-type="float">
            <text:p>376061567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6</text:p>
          </table:table-cell>
          <table:table-cell office:value-type="float" office:value="3760615707" calcext:value-type="float">
            <text:p>376061570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7</text:p>
          </table:table-cell>
          <table:table-cell office:value-type="float" office:value="3760615867" calcext:value-type="float">
            <text:p>3760615867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8</text:p>
          </table:table-cell>
          <table:table-cell table:style-name="ce4" office:value-type="float" office:value="3760615860" calcext:value-type="float">
            <text:p>376061586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19</text:p>
          </table:table-cell>
          <table:table-cell office:value-type="float" office:value="3760615862" calcext:value-type="float">
            <text:p>3760615862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0</text:p>
          </table:table-cell>
          <table:table-cell office:value-type="float" office:value="3760615864" calcext:value-type="float">
            <text:p>3760615864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1</text:p>
          </table:table-cell>
          <table:table-cell office:value-type="float" office:value="3760615740" calcext:value-type="float">
            <text:p>376061574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2</text:p>
          </table:table-cell>
          <table:table-cell office:value-type="float" office:value="3760615741" calcext:value-type="float">
            <text:p>376061574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3</text:p>
          </table:table-cell>
          <table:table-cell office:value-type="float" office:value="3760615815" calcext:value-type="float">
            <text:p>3760615815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4</text:p>
          </table:table-cell>
          <table:table-cell office:value-type="float" office:value="3760615810" calcext:value-type="float">
            <text:p>3760615810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5</text:p>
          </table:table-cell>
          <table:table-cell office:value-type="float" office:value="3760615838" calcext:value-type="float">
            <text:p>3760615838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6</text:p>
          </table:table-cell>
          <table:table-cell office:value-type="float" office:value="3760615811" calcext:value-type="float">
            <text:p>3760615811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ySerieD27</text:p>
          </table:table-cell>
          <table:table-cell office:value-type="float" office:value="3760615866" calcext:value-type="float">
            <text:p>3760615866</text:p>
          </table:table-cell>
          <table:table-cell office:value-type="string" calcext:value-type="string">
            <text:p>Ve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</text:p>
          </table:table-cell>
          <table:table-cell table:style-name="ce2" office:value-type="float" office:value="3760668103" calcext:value-type="float">
            <text:p>376066810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2</text:p>
          </table:table-cell>
          <table:table-cell table:style-name="ce2" office:value-type="float" office:value="3760668118" calcext:value-type="float">
            <text:p>376066811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3</text:p>
          </table:table-cell>
          <table:table-cell table:style-name="ce2" office:value-type="float" office:value="3760668119" calcext:value-type="float">
            <text:p>376066811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4</text:p>
          </table:table-cell>
          <table:table-cell table:style-name="ce2" office:value-type="float" office:value="3760668109" calcext:value-type="float">
            <text:p>376066810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5</text:p>
          </table:table-cell>
          <table:table-cell table:style-name="ce2" office:value-type="float" office:value="3760668110" calcext:value-type="float">
            <text:p>376066811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6</text:p>
          </table:table-cell>
          <table:table-cell table:style-name="ce2" office:value-type="float" office:value="3760668112" calcext:value-type="float">
            <text:p>376066811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7</text:p>
          </table:table-cell>
          <table:table-cell table:style-name="ce2" office:value-type="float" office:value="3760668111" calcext:value-type="float">
            <text:p>376066811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8</text:p>
          </table:table-cell>
          <table:table-cell table:style-name="ce2" office:value-type="float" office:value="3760668108" calcext:value-type="float">
            <text:p>376066810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9</text:p>
          </table:table-cell>
          <table:table-cell table:style-name="ce2" office:value-type="float" office:value="3760668130" calcext:value-type="float">
            <text:p>376066813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0</text:p>
          </table:table-cell>
          <table:table-cell table:style-name="ce2" office:value-type="float" office:value="3760668125" calcext:value-type="float">
            <text:p>376066812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1</text:p>
          </table:table-cell>
          <table:table-cell table:style-name="ce2" office:value-type="float" office:value="3760668126" calcext:value-type="float">
            <text:p>376066812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2</text:p>
          </table:table-cell>
          <table:table-cell table:style-name="ce2" office:value-type="float" office:value="3760668127" calcext:value-type="float">
            <text:p>376066812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3</text:p>
          </table:table-cell>
          <table:table-cell table:style-name="ce2" office:value-type="float" office:value="3760668128" calcext:value-type="float">
            <text:p>376066812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4</text:p>
          </table:table-cell>
          <table:table-cell table:style-name="ce2" office:value-type="float" office:value="3760668129" calcext:value-type="float">
            <text:p>376066812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5</text:p>
          </table:table-cell>
          <table:table-cell table:style-name="ce2" office:value-type="float" office:value="3760668090" calcext:value-type="float">
            <text:p>376066809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A16</text:p>
          </table:table-cell>
          <table:table-cell table:style-name="ce2" office:value-type="float" office:value="3760668084" calcext:value-type="float">
            <text:p>376066808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</text:p>
          </table:table-cell>
          <table:table-cell office:value-type="float" office:value="3760668201" calcext:value-type="float">
            <text:p>376066820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</text:p>
          </table:table-cell>
          <table:table-cell office:value-type="float" office:value="3760668101" calcext:value-type="float">
            <text:p>376066810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</text:p>
          </table:table-cell>
          <table:table-cell office:value-type="float" office:value="3760668215" calcext:value-type="float">
            <text:p>376066821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</text:p>
          </table:table-cell>
          <table:table-cell office:value-type="float" office:value="3760668065" calcext:value-type="float">
            <text:p>376066806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</text:p>
          </table:table-cell>
          <table:table-cell office:value-type="float" office:value="3760668066" calcext:value-type="float">
            <text:p>376066806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</text:p>
          </table:table-cell>
          <table:table-cell office:value-type="float" office:value="3760668067" calcext:value-type="float">
            <text:p>376066806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</text:p>
          </table:table-cell>
          <table:table-cell office:value-type="float" office:value="3760668093" calcext:value-type="float">
            <text:p>376066809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</text:p>
          </table:table-cell>
          <table:table-cell office:value-type="float" office:value="3760668143" calcext:value-type="float">
            <text:p>376066814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9</text:p>
          </table:table-cell>
          <table:table-cell office:value-type="float" office:value="3760668068" calcext:value-type="float">
            <text:p>376066806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0</text:p>
          </table:table-cell>
          <table:table-cell office:value-type="float" office:value="3760668223" calcext:value-type="float">
            <text:p>376066822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1</text:p>
          </table:table-cell>
          <table:table-cell office:value-type="float" office:value="3760668116" calcext:value-type="float">
            <text:p>376066811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2</text:p>
          </table:table-cell>
          <table:table-cell office:value-type="float" office:value="3760668117" calcext:value-type="float">
            <text:p>376066811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3</text:p>
          </table:table-cell>
          <table:table-cell office:value-type="float" office:value="3760668124" calcext:value-type="float">
            <text:p>376066812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4</text:p>
          </table:table-cell>
          <table:table-cell office:value-type="float" office:value="3760668085" calcext:value-type="float">
            <text:p>376066808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5</text:p>
          </table:table-cell>
          <table:table-cell office:value-type="float" office:value="3760668114" calcext:value-type="float">
            <text:p>376066811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6</text:p>
          </table:table-cell>
          <table:table-cell office:value-type="float" office:value="3760668115" calcext:value-type="float">
            <text:p>376066811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7</text:p>
          </table:table-cell>
          <table:table-cell office:value-type="float" office:value="3760668091" calcext:value-type="float">
            <text:p>376066809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8</text:p>
          </table:table-cell>
          <table:table-cell office:value-type="float" office:value="3760668071" calcext:value-type="float">
            <text:p>376066807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19</text:p>
          </table:table-cell>
          <table:table-cell office:value-type="float" office:value="3760668216" calcext:value-type="float">
            <text:p>376066821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0</text:p>
          </table:table-cell>
          <table:table-cell office:value-type="float" office:value="3760668062" calcext:value-type="float">
            <text:p>376066806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1</text:p>
          </table:table-cell>
          <table:table-cell office:value-type="float" office:value="3760668077" calcext:value-type="float">
            <text:p>376066807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2</text:p>
          </table:table-cell>
          <table:table-cell office:value-type="float" office:value="3760668076" calcext:value-type="float">
            <text:p>376066807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3</text:p>
          </table:table-cell>
          <table:table-cell office:value-type="float" office:value="3760668070" calcext:value-type="float">
            <text:p>376066807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4</text:p>
          </table:table-cell>
          <table:table-cell office:value-type="float" office:value="3760668072" calcext:value-type="float">
            <text:p>376066807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5</text:p>
          </table:table-cell>
          <table:table-cell office:value-type="float" office:value="3760668121" calcext:value-type="float">
            <text:p>376066812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6</text:p>
          </table:table-cell>
          <table:table-cell office:value-type="float" office:value="3760668120" calcext:value-type="float">
            <text:p>376066812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7</text:p>
          </table:table-cell>
          <table:table-cell office:value-type="float" office:value="3760668092" calcext:value-type="float">
            <text:p>376066809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8</text:p>
          </table:table-cell>
          <table:table-cell office:value-type="float" office:value="3760668146" calcext:value-type="float">
            <text:p>376066814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29</text:p>
          </table:table-cell>
          <table:table-cell office:value-type="float" office:value="3760668097" calcext:value-type="float">
            <text:p>376066809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0</text:p>
          </table:table-cell>
          <table:table-cell office:value-type="float" office:value="3760668095" calcext:value-type="float">
            <text:p>376066809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1</text:p>
          </table:table-cell>
          <table:table-cell office:value-type="float" office:value="3760668098" calcext:value-type="float">
            <text:p>376066809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2</text:p>
          </table:table-cell>
          <table:table-cell office:value-type="float" office:value="3760668100" calcext:value-type="float">
            <text:p>376066810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3</text:p>
          </table:table-cell>
          <table:table-cell office:value-type="float" office:value="3760668099" calcext:value-type="float">
            <text:p>376066809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4</text:p>
          </table:table-cell>
          <table:table-cell office:value-type="float" office:value="3760668222" calcext:value-type="float">
            <text:p>376066822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5</text:p>
          </table:table-cell>
          <table:table-cell office:value-type="float" office:value="3760668144" calcext:value-type="float">
            <text:p>376066814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6</text:p>
          </table:table-cell>
          <table:table-cell office:value-type="float" office:value="3760668063" calcext:value-type="float">
            <text:p>376066806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7</text:p>
          </table:table-cell>
          <table:table-cell office:value-type="float" office:value="3760668064" calcext:value-type="float">
            <text:p>376066806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8</text:p>
          </table:table-cell>
          <table:table-cell office:value-type="float" office:value="3760668074" calcext:value-type="float">
            <text:p>376066807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39</text:p>
          </table:table-cell>
          <table:table-cell office:value-type="float" office:value="3760668087" calcext:value-type="float">
            <text:p>376066808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0</text:p>
          </table:table-cell>
          <table:table-cell office:value-type="float" office:value="3760668096" calcext:value-type="float">
            <text:p>376066809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1</text:p>
          </table:table-cell>
          <table:table-cell office:value-type="float" office:value="3760668073" calcext:value-type="float">
            <text:p>376066807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2</text:p>
          </table:table-cell>
          <table:table-cell office:value-type="float" office:value="3760668083" calcext:value-type="float">
            <text:p>376066808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3</text:p>
          </table:table-cell>
          <table:table-cell office:value-type="float" office:value="3760668089" calcext:value-type="float">
            <text:p>376066808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4</text:p>
          </table:table-cell>
          <table:table-cell office:value-type="float" office:value="3760668196" calcext:value-type="float">
            <text:p>376066819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5</text:p>
          </table:table-cell>
          <table:table-cell office:value-type="float" office:value="3760668123" calcext:value-type="float">
            <text:p>376066812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6</text:p>
          </table:table-cell>
          <table:table-cell office:value-type="float" office:value="3760668122" calcext:value-type="float">
            <text:p>376066812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7</text:p>
          </table:table-cell>
          <table:table-cell office:value-type="float" office:value="3760668140" calcext:value-type="float">
            <text:p>376066814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8</text:p>
          </table:table-cell>
          <table:table-cell office:value-type="float" office:value="3760668106" calcext:value-type="float">
            <text:p>376066810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49</text:p>
          </table:table-cell>
          <table:table-cell office:value-type="float" office:value="3760668133" calcext:value-type="float">
            <text:p>3760668133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0</text:p>
          </table:table-cell>
          <table:table-cell office:value-type="float" office:value="3760668132" calcext:value-type="float">
            <text:p>376066813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1</text:p>
          </table:table-cell>
          <table:table-cell office:value-type="float" office:value="3760668138" calcext:value-type="float">
            <text:p>376066813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2</text:p>
          </table:table-cell>
          <table:table-cell office:value-type="float" office:value="3760668136" calcext:value-type="float">
            <text:p>376066813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3</text:p>
          </table:table-cell>
          <table:table-cell office:value-type="float" office:value="3760668135" calcext:value-type="float">
            <text:p>376066813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4</text:p>
          </table:table-cell>
          <table:table-cell office:value-type="float" office:value="3760668086" calcext:value-type="float">
            <text:p>3760668086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5</text:p>
          </table:table-cell>
          <table:table-cell office:value-type="float" office:value="3760668217" calcext:value-type="float">
            <text:p>376066821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6</text:p>
          </table:table-cell>
          <table:table-cell office:value-type="float" office:value="3760668141" calcext:value-type="float">
            <text:p>376066814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7</text:p>
          </table:table-cell>
          <table:table-cell office:value-type="float" office:value="3760668139" calcext:value-type="float">
            <text:p>376066813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8</text:p>
          </table:table-cell>
          <table:table-cell office:value-type="float" office:value="3760668145" calcext:value-type="float">
            <text:p>376066814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59</text:p>
          </table:table-cell>
          <table:table-cell office:value-type="float" office:value="3760668218" calcext:value-type="float">
            <text:p>376066821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0</text:p>
          </table:table-cell>
          <table:table-cell office:value-type="float" office:value="3760668231" calcext:value-type="float">
            <text:p>376066823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1</text:p>
          </table:table-cell>
          <table:table-cell office:value-type="float" office:value="3760668221" calcext:value-type="float">
            <text:p>376066822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2</text:p>
          </table:table-cell>
          <table:table-cell office:value-type="float" office:value="3760668220" calcext:value-type="float">
            <text:p>376066822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3</text:p>
          </table:table-cell>
          <table:table-cell office:value-type="float" office:value="3760665672" calcext:value-type="float">
            <text:p>376066567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4</text:p>
          </table:table-cell>
          <table:table-cell office:value-type="float" office:value="3760668061" calcext:value-type="float">
            <text:p>376066806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5</text:p>
          </table:table-cell>
          <table:table-cell office:value-type="float" office:value="3760668224" calcext:value-type="float">
            <text:p>376066822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6</text:p>
          </table:table-cell>
          <table:table-cell office:value-type="float" office:value="3760668225" calcext:value-type="float">
            <text:p>376066822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7</text:p>
          </table:table-cell>
          <table:table-cell office:value-type="float" office:value="3760668134" calcext:value-type="float">
            <text:p>376066813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8</text:p>
          </table:table-cell>
          <table:table-cell office:value-type="float" office:value="3760668105" calcext:value-type="float">
            <text:p>376066810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69</text:p>
          </table:table-cell>
          <table:table-cell office:value-type="float" office:value="3760668107" calcext:value-type="float">
            <text:p>376066810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0</text:p>
          </table:table-cell>
          <table:table-cell office:value-type="float" office:value="3760668082" calcext:value-type="float">
            <text:p>376066808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1</text:p>
          </table:table-cell>
          <table:table-cell office:value-type="float" office:value="3760668104" calcext:value-type="float">
            <text:p>376066810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2</text:p>
          </table:table-cell>
          <table:table-cell office:value-type="float" office:value="3760668088" calcext:value-type="float">
            <text:p>376066808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3</text:p>
          </table:table-cell>
          <table:table-cell office:value-type="float" office:value="3760668102" calcext:value-type="float">
            <text:p>376066810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4</text:p>
          </table:table-cell>
          <table:table-cell office:value-type="float" office:value="3760668075" calcext:value-type="float">
            <text:p>3760668075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5</text:p>
          </table:table-cell>
          <table:table-cell office:value-type="float" office:value="3760668678" calcext:value-type="float">
            <text:p>3760668678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6</text:p>
          </table:table-cell>
          <table:table-cell office:value-type="float" office:value="3760669137" calcext:value-type="float">
            <text:p>376066913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7</text:p>
          </table:table-cell>
          <table:table-cell office:value-type="float" office:value="3760668219" calcext:value-type="float">
            <text:p>376066821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8</text:p>
          </table:table-cell>
          <table:table-cell office:value-type="float" office:value="3760668094" calcext:value-type="float">
            <text:p>3760668094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79</text:p>
          </table:table-cell>
          <table:table-cell office:value-type="float" office:value="3760668147" calcext:value-type="float">
            <text:p>3760668147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0</text:p>
          </table:table-cell>
          <table:table-cell office:value-type="float" office:value="3760668142" calcext:value-type="float">
            <text:p>3760668142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1</text:p>
          </table:table-cell>
          <table:table-cell office:value-type="float" office:value="3760668081" calcext:value-type="float">
            <text:p>3760668081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2</text:p>
          </table:table-cell>
          <table:table-cell office:value-type="float" office:value="3760668080" calcext:value-type="float">
            <text:p>3760668080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3</text:p>
          </table:table-cell>
          <table:table-cell office:value-type="float" office:value="3760668079" calcext:value-type="float">
            <text:p>376066807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onaSerieB84</text:p>
          </table:table-cell>
          <table:table-cell office:value-type="float" office:value="3760668069" calcext:value-type="float">
            <text:p>3760668069</text:p>
          </table:table-cell>
          <table:table-cell office:value-type="string" calcext:value-type="string">
            <text:p>Rabona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04:02.78324395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4:57:47.418573891</meta:creation-date>
    <dc:date>2021-03-18T16:44:14.064687136</dc:date>
    <meta:editing-duration>PT4H1M27S</meta:editing-duration>
    <meta:editing-cycles>18</meta:editing-cycles>
    <meta:generator>LibreOffice/6.0.7.3$Linux_X86_64 LibreOffice_project/00m0$Build-3</meta:generator>
    <meta:document-statistic meta:table-count="2" meta:cell-count="840" meta:object-count="0"/>
  </office:meta>
</office:document-meta>
</file>